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a4e4b" officeooo:paragraph-rsid="000a4e4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bd524" officeooo:paragraph-rsid="000bd52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c9a38" officeooo:paragraph-rsid="000c9a3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e2c1d" officeooo:paragraph-rsid="000e2c1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04bb2" officeooo:paragraph-rsid="00104bb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0c9a38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0c9a38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0c9a38" officeooo:paragraph-rsid="000c9a38"/>
    </style:style>
    <style:style style:name="P11" style:family="paragraph" style:parent-style-name="Standard">
      <style:paragraph-properties fo:text-align="start" style:justify-single-word="false"/>
      <style:text-properties officeooo:rsid="000c9a38" officeooo:paragraph-rsid="000c9a38"/>
    </style:style>
    <style:style style:name="P12" style:family="paragraph" style:parent-style-name="Standard">
      <style:paragraph-properties fo:text-align="start" style:justify-single-word="false"/>
      <style:text-properties officeooo:rsid="000e2c1d" officeooo:paragraph-rsid="000e2c1d"/>
    </style:style>
    <style:style style:name="T1" style:family="text">
      <style:text-properties officeooo:rsid="000b39c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c9a38" style:font-weight-asian="normal" style:font-weight-complex="normal"/>
    </style:style>
    <style:style style:name="T4" style:family="text">
      <style:text-properties fo:font-weight="normal" officeooo:rsid="000e2c1d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ed1b9" style:font-style-asian="italic" style:font-style-complex="italic"/>
    </style:style>
    <style:style style:name="T7" style:family="text">
      <style:text-properties fo:font-style="italic" officeooo:rsid="00104bb2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c9a38" style:font-style-asian="italic" style:font-weight-asian="normal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04bb2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04bb2" style:font-style-asian="normal" style:font-style-complex="normal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horing Motion Cycles</text:p>
      <text:p text:style-name="P1"/>
      <text:p text:style-name="P5"><text:span text:style-name="T10">Goal: </text:span>Motion cycle authoring</text:p>
      <text:p text:style-name="P5"><text:span text:style-name="T10">Idea: </text:span>Extract looping cycle from several loops of motion</text:p>
      <text:p text:style-name="P2"/>
      <text:p text:style-name="P5">Contribution:</text:p>
      <text:p text:style-name="P5">- Motin cycle extraction algorithm</text:p>
      <text:p text:style-name="P5">- MoCurve representation with spatial/temporal editing</text:p>
      <text:p text:style-name="P8"><text:span text:style-name="T3">- Non-slipping planar contacts through single sketched line</text:span></text:p>
      <text:p text:style-name="P8"><text:span text:style-name="T3"/></text:p>
      <text:p text:style-name="P12"><text:span text:style-name="T9">M</text:span><text:span text:style-name="T8">oCurve: </text:span><text:span text:style-name="T2">curve representing translation, rotation and scale of an animated item</text:span></text:p>
      <text:p text:style-name="P12"><text:span text:style-name="T2"/></text:p>
      <text:p text:style-name="P8"><text:span text:style-name="T3">Extract MoCurve by solving optimization problem</text:span></text:p>
      <text:list xml:id="list1418011572" text:style-name="L1">
        <text:list-item>
          <text:p text:style-name="P9"><text:span text:style-name="T3">Design a curve descriptor </text:span><text:span text:style-name="T4">(shape and velocity variations) </text:span><text:span text:style-name="T3">to estimate period T</text:span></text:p>
        </text:list-item>
        <text:list-item>
          <text:p text:style-name="P10"><text:span text:style-name="T2">Extract nearly cyclic curves and average</text:span></text:p>
        </text:list-item>
        <text:list-item>
          <text:p text:style-name="P10"><text:span text:style-name="T2">Stitch extremities</text:span></text:p>
        </text:list-item>
      </text:list>
      <text:p text:style-name="P11"><text:span text:style-name="T2"/></text:p>
      <text:p text:style-name="P11"><text:span text:style-name="T2"/></text:p>
      <text:p text:style-name="P6">Time editing: user can move keypoints<text:span text:style-name="T5"> </text:span><text:span text:style-name="T6">(cf Fig. 4)</text:span></text:p>
      <text:p text:style-name="P6"><text:span text:style-name="T6">→</text:span><text:span text:style-name="T7"> </text:span><text:span text:style-name="T13">quadratic optimization problem containing four energy terms (constraints, period, velocity, speed variation)</text:span></text:p>
      <text:p text:style-name="P6"><text:span text:style-name="T13"/></text:p>
      <text:p text:style-name="P7">Contacts using a stroke-based editor<text:span text:style-name="T5"> (cf Fig. 5)</text:span></text:p>
      <text:p text:style-name="P7"><text:span text:style-name="T12">/!\ Ensure that 2 items in contact have the same velocity to prevent sliding effects</text:span></text:p>
      <text:p text:style-name="P3"/>
      <text:p text:style-name="P4">Limitations</text:p>
      <text:p text:style-name="P4">- <text:span text:style-name="T11">Requires rough consistency in the input cycle, in shape (same overall displacement) and timing (cycling of similar duration)</text:span></text:p>
      <text:p text:style-name="P4">- <text:span text:style-name="T11">Contacts only on planar terrain</text:span></text:p>
      <text:p text:style-name="P4">- <text:span text:style-name="T11">Doesn’t conserve physical correctness of the original simula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0:02:48.331787891</meta:creation-date>
    <dc:date>2022-03-23T14:27:02.407256633</dc:date>
    <meta:editing-duration>PT1H43M47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156" meta:character-count="1062" meta:non-whitespace-character-count="929"/>
  </office:meta>
</office:document-meta>
</file>